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4.8cm" fo:margin-right="0cm" text:enable-numbering="false" fo:text-indent="-0.6cm"/>
    </style:style>
    <style:style style:name="P18" style:family="paragraph">
      <style:paragraph-properties fo:margin-left="1.2cm" fo:margin-right="0cm" text:enable-numbering="false" fo:text-indent="-0.9cm"/>
      <style:text-properties fo:color="#ccccff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ffffff"/>
    </style:style>
    <style:style style:name="T10" style:family="text">
      <style:text-properties fo:color="#ccccff" fo:font-size="24pt"/>
    </style:style>
    <style:style style:name="T11" style:family="text">
      <style:text-properties fo:color="#23ff23" fo:font-size="24pt"/>
    </style:style>
    <style:style style:name="T12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3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4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5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6" style:family="text">
      <style:text-properties fo:color="#ff0000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7.6-7.13</presentation:footer-decl>
      <presentation:footer-decl presentation:name="ftr2">CMPTxxxx</presentation:footer-decl>
      <presentation:date-time-decl presentation:name="dtd1" presentation:source="fixed">20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7.6-7.13: Application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0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291cm" svg:height="0.963cm" svg:x="17.13cm" svg:y="19.294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7.6-7.13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Application: <text:span text:style-name="T6">pseudo-random</text:span> number generator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Persistent</text:span> variable (seed) internal to librar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Initialization</text:span> in body of implementation file</text:p>
                  </text:list-item>
                </text:list>
              </text:list-item>
            </text:list>
            <text:list text:style-name="L6">
              <text:list-item>
                <text:p text:style-name="P10">Application: substitution <text:span text:style-name="T6">ciphe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Designing</text:span> public interface (DEF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Using private <text:span text:style-name="T6">helper</text:span> functions</text:p>
                  </text:list-item>
                </text:list>
              </text:list-item>
            </text:list>
            <text:list text:style-name="L6">
              <text:list-item>
                <text:p text:style-name="P10">Application: <text:span text:style-name="T6">fractions</text:span> <text:span text:style-name="T7">(time permitting)</text:span></text:p>
              </text:list-item>
            </text:list>
            <text:list text:style-name="L6">
              <text:list-item>
                <text:list>
                  <text:list-item>
                    <text:p text:style-name="P11">Designing an <text:span text:style-name="T6">ADT</text:span> as a librar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pplication: Random number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A <text:span text:style-name="T6">random</text:span> number (from a <text:span text:style-name="T8">uniform</text:span> distribution) is chosen such that every number within the range is <text:span text:style-name="T6">equally likely</text:span> to be chosen:</text:p>
              </text:list-item>
            </text:list>
            <text:list text:style-name="L6">
              <text:list-item>
                <text:list>
                  <text:list-item>
                    <text:p text:style-name="P11">Uniform distribution on [0..1]</text:p>
                  </text:list-item>
                </text:list>
              </text:list-item>
            </text:list>
            <text:list text:style-name="L6">
              <text:list-item>
                <text:p text:style-name="P10">Making things truly random (high entropy) is very <text:span text:style-name="T6">difficult</text:span>!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Hardware</text:span> random-number generator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Measure <text:span text:style-name="T8">radioactive</text:span> decay of isotop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8">Brownian</text:span> motion of particles in a suspension (air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oftware</text:span> pseudo-random number generat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seudo-random number generator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A <text:span text:style-name="T6">pseudo-random</text:span> number generator applies some <text:span text:style-name="T6">math</text:span> operations to the last number generated to get the next number</text:p>
              </text:list-item>
            </text:list>
            <text:list text:style-name="L6">
              <text:list-item>
                <text:list>
                  <text:list-item>
                    <text:p text:style-name="P11">Start with a <text:span text:style-name="T6">seed</text:span> numb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Hopefully it's “<text:span text:style-name="T6">random enough</text:span>”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But really it's completely <text:span text:style-name="T6">deterministic</text:span>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If we start again with the same seed, we'll always get the <text:span text:style-name="T6">same</text:span> sequence of “random” number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e.g., seed=<text:span text:style-name="T7">0.10</text:span>: generates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0.72, 0.23, 0.19, 0.93, 0.54, 0.77, 0.11,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EF: pseudo-random num library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5">We only need <text:span text:style-name="T7">Random</text:span>() as a public procedur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DEFINITION MODULE </text:span><text:span text:style-name="T8">PseudoRandom</text:span><text:span text:style-name="T7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PROCEDURE </text:span><text:span text:style-name="T6">Random</text:span><text:span text:style-name="T7"> () : LONGRE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returns a random number between 0 and 1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PROCEDURE</text:span><text:span text:style-name="T8"> </text:span><text:span text:style-name="T6">InitSeed</text:span><text:span text:style-name="T8"> </text:span><text:span text:style-name="T7">(x : LONGREAL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initialize the number generator seed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ND </text:span><text:span text:style-name="T8">PseudoRandom</text:span><text:span text:style-name="T7">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5"><text:span text:style-name="T7">InitSeed</text:span><text:span text:style-name="T9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-random num library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IMPLEMENTATION MODULE </text:span><text:span text:style-name="T8">PseudoRandom</text:span><text:span text:style-name="T7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FROM </text:span><text:span text:style-name="T9">LongMath</text:span><text:span text:style-name="T7"> IM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9">exp, ln, p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 LONGREAL;</text:span><text:span text:style-name="T7"><text:tab/></text:span><text:span text:style-name="T8">(* persistent across calls to </text:span><text:span text:style-name="T7">Random()</text:span><text:span text:style-name="T8">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PROCEDURE </text:span><text:span text:style-name="T8">InitSeed</text:span><text:span text:style-name="T7"> (</text:span><text:span text:style-name="T9">x</text:span><text:span text:style-name="T7"> : LONGREAL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accessor (set) function for </text:span><text:span text:style-name="T6">seed</text:span><text:span text:style-name="T8">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= </text:span><text:span text:style-name="T9">x</text:span><text:span text:style-name="T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ND </text:span><text:span text:style-name="T8">InitSeed</text:span><text:span text:style-name="T7">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Random, cont.</text:p>
          </draw:text-box>
        </draw:frame>
        <draw:frame presentation:style-name="pr7" draw:text-style-name="P16" draw:layer="layout" svg:width="25.199cm" svg:height="15.333cm" svg:x="1.4cm" svg:y="4.507cm" presentation:class="outline" presentation:user-transformed="true">
          <draw:text-box>
            <text:list text:style-name="L7">
              <text:list-item>
                <text:p text:style-name="P16"><text:span text:style-name="T10">PROCEDURE </text:span><text:span text:style-name="T11">Random</text:span><text:span text:style-name="T10"> (): LONGREAL;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try to scramble up seed as much as possibl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= </text:span><text:span text:style-name="T6">seed</text:span><text:span text:style-name="T7"> + </text:span><text:span text:style-name="T9">pi</text:span><text:span text:style-name="T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= </text:span><text:span text:style-name="T9">exp</text:span><text:span text:style-name="T7"> (</text:span><text:span text:style-name="T9">7.0</text:span><text:span text:style-name="T7"> * </text:span><text:span text:style-name="T9">ln</text:span><text:span text:style-name="T7"> (</text:span><text:span text:style-name="T6">seed</text:span><text:span text:style-name="T7">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just keep fractional part, in range 0..1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= </text:span><text:span text:style-name="T6">seed</text:span><text:span text:style-name="T7"> – LFLOAT (TRUNC (</text:span><text:span text:style-name="T6">seed</text:span><text:span text:style-name="T7">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7">RETURN </text:span><text:span text:style-name="T6">seed</text:span><text:span text:style-name="T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ND </text:span><text:span text:style-name="T8">Random</text:span><text:span text:style-name="T7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seed</text:span><text:span text:style-name="T7"> := </text:span><text:span text:style-name="T9">0.0</text:span><text:span text:style-name="T7">;</text:span><text:span text:style-name="T7"><text:tab/></text:span><text:span text:style-name="T7"><text:tab/></text:span><text:span text:style-name="T8">(* initialize in body of modul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ND </text:span><text:span text:style-name="T8">PseudoRandom</text:span><text:span text:style-name="T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nline test of PseudoRandom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(demo in Stonybrook of PseudoRandomTest)<text:line-break/></text:p>
              </text:list-item>
            </text:list>
            <text:list text:style-name="L6">
              <text:list-item>
                <text:p text:style-name="P10"><text:span text:style-name="T6">Evaluating</text:span> “randomness”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Graphical</text:span> evaluations: plot points (x,y) where both coordinates are from Random(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eck for dense <text:span text:style-name="T6">spots</text:span>, sparse spots in 1x1 squa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2 has a graphics library, but it's beyond the scope of this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ryptography example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C<text:span text:style-name="T12">æ</text:span><text:span text:style-name="T13">sar </text:span><text:span text:style-name="T14">substitution cipher</text:span><text:span text:style-name="T13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Key</text:span><text:span text:style-name="T13">: e.g., </text:span><text:span text:style-name="T15">QAZXSWEDCVFRTGBNHYUJMKIOL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Cleartext</text:span><text:span text:style-name="T13">: input text to encry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Ciphertext</text:span><text:span text:style-name="T13">: output encrypted tex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3">Encoding: replace each </text:span><text:span text:style-name="T14">letter</text:span><text:span text:style-name="T13"> in source with corresponding letter from code ke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3">Decoding: same, using the decode key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4">ROT13</text:span><text:span text:style-name="T13"> was an example of a substitution ciphe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3">Key: </text:span><text:span text:style-name="T15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 a <text:span text:style-name="T7">Substitution</text:span> cipher library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What public interface do we want for the library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DEFINITION MODULE Substitutio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TYPE </text:span><text:span text:style-name="T8">CodeString</text:span><text:span text:style-name="T7"> = ARRAY [0..25] OF CHA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PROCEDURE </text:span><text:span text:style-name="T6">Encode</text:span><text:span text:style-name="T7"> (</text:span><text:span text:style-name="T16">src</text:span><text:span text:style-name="T7">: ARRAY OF CHAR;</text:span><text:span text:style-name="T7"><text:line-break/></text:span><text:span text:style-name="T7">VAR </text:span><text:span text:style-name="T16">dst</text:span><text:span text:style-name="T7">: ARRAY OF CHAR; </text:span><text:span text:style-name="T16">key</text:span><text:span text:style-name="T7">: </text:span><text:span text:style-name="T8">CodeString</text:span><text:span text:style-name="T7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PROCEDURE </text:span><text:span text:style-name="T6">Decode</text:span><text:span text:style-name="T7"> (src: ARRAY OF CHAR;</text:span><text:span text:style-name="T7"><text:line-break/></text:span><text:span text:style-name="T7">VAR </text:span><text:span text:style-name="T16">dst</text:span><text:span text:style-name="T7">: ARRAY OF CHAR; </text:span><text:span text:style-name="T16">key</text:span><text:span text:style-name="T7">: </text:span><text:span text:style-name="T8">CodeString</text:span><text:span text:style-name="T7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END Substitu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lementing <text:span text:style-name="T7">Substitution</text:span>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In the implementation it is handy to have some helper functions for <text:span text:style-name="T6">internal</text:span> use: these will not be exported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6">IsLetter</text:span> <text:span text:style-name="T7">(ch: CHAR) : BOOLEA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check if it's a letter or some other characte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6">AlphaPos</text:span><text:span text:style-name="T7"> (ch: CHAR) : CARDIN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index of a letter in the range 0..25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6">DecodeKey</text:span> <text:span text:style-name="T7">(enckey: CodeString; deckey: CodeString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8">(* create a decode key from an encoding key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How to implement these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17">Homework</text:span><text:span text:style-name="T1"> due tomorrow: 6.11 #28</text:span></text:p>
              </text:list-item>
            </text:list>
            <text:list text:style-name="L6">
              <text:list-item>
                <text:p text:style-name="P10"><text:span text:style-name="T17">Quiz</text:span><text:span text:style-name="T1"> ch7 tomorrow</text:span></text:p>
              </text:list-item>
            </text:list>
            <text:list text:style-name="L6">
              <text:list-item>
                <text:p text:style-name="P10"><text:span text:style-name="T17">Lab</text:span><text:span text:style-name="T1"> #6 next week: 7.14 #(22 / 32 / 37)</text:span></text:p>
              </text:list-item>
            </text:list>
            <text:list text:style-name="L6">
              <text:list-item>
                <text:p text:style-name="P10"><text:span text:style-name="T17">Reading</text:span><text:span text:style-name="T1">: through end of book for tomorrow</text:span></text:p>
              </text:list-item>
            </text:list>
            <text:list text:style-name="L6">
              <text:list-item>
                <text:p text:style-name="P10"><text:span text:style-name="T1">140 </text:span><text:span text:style-name="T17">Final</text:span><text:span text:style-name="T1"> next week W-Th (two par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dc:title>CMPT14x Lecture</dc:title>
    <meta:initial-creator>Sean Ho</meta:initial-creator>
    <meta:creation-date>2005-08-16T14:05:12</meta:creation-date>
    <dc:creator>Sean Ho</dc:creator>
    <dc:date>2005-10-19T18:36:05</dc:date>
    <dc:language>en-US</dc:language>
    <meta:editing-cycles>351</meta:editing-cycles>
    <meta:editing-duration>P12DT9H16M40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